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ste des fonctionnalités</text:p>
          </table:table-cell>
          <table:table-cell office:value-type="string" calcext:value-type="string">
            <text:p>Maillard Louis</text:p>
          </table:table-cell>
          <table:table-cell office:value-type="string" calcext:value-type="string">
            <text:p>Toussaint Yvann</text:p>
          </table:table-cell>
          <table:table-cell office:value-type="string" calcext:value-type="string">
            <text:p>Guebel Marc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stes des URL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ble de routage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quette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agramme de sequenc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s d’utilisation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éation des modèl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e en place du framework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tallation / Conf du GIT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oller → function ViewHom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Controller → viewPrestation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oller → viewPrestations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oller → viewCategories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oller → viewCategories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oller → viewLogin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postLogin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viewRegister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postRegister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logout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viewBox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viewBoxes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newBox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formBox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roller → addPrestationBox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ler → removePrestationBo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updateBo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postBo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confirmBo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payBo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payBoxSend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urlBo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receiverUrl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profile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updateProfile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r → newPrestation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 → renderHeader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ew → renderFooter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ew → renderHome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ew → renderPrestation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View → renderPrestations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Categorie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Categories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Login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Register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Box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Boxes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FormBox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SummaryBox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BoxPay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Profil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ProfilView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Admin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View → renderNewPrestation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View → renderAdminPrestation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View → renderDestinataire</text:p>
          </table:table-cell>
          <table:table-cell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w → renderBody</text:p>
          </table:table-cell>
          <table:table-cell table:number-columns-repeated="3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_prestation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_fle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Global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Menu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Home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Inscription /Conncetion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Prestations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Prestation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Categori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Bo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ViewBo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Boxes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Profil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ViewProfil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Summary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Achat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SS → Categories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7:33:24.528358118</meta:creation-date>
    <dc:date>2018-11-09T18:09:27.032131308</dc:date>
    <meta:editing-duration>PT5M32S</meta:editing-duration>
    <meta:editing-cycles>1</meta:editing-cycles>
    <meta:document-statistic meta:table-count="1" meta:cell-count="177" meta:object-count="0"/>
    <meta:generator>LibreOffice/5.1.6.2$Linux_X86_64 LibreOffice_project/10m0$Build-2</meta:generator>
  </office:meta>
</office:document-meta>
</file>